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4dd2e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1bf54" officeooo:paragraph-rsid="004dd2e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6edbf" officeooo:paragraph-rsid="004dd2e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70cc" officeooo:paragraph-rsid="004dd2e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15e00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15e0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4dd2ed"/>
    </style:style>
    <style:style style:name="P9" style:family="paragraph" style:parent-style-name="Standard">
      <style:paragraph-properties fo:text-align="start" style:justify-single-word="false"/>
      <style:text-properties officeooo:paragraph-rsid="00515e00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8940" officeooo:paragraph-rsid="004f894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05128" officeooo:paragraph-rsid="004dd2e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paragraph-rsid="004dd2ed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4dd2ed"/>
    </style:style>
    <style:style style:name="P14" style:family="paragraph" style:parent-style-name="Standard" style:list-style-name="L4">
      <style:paragraph-properties fo:text-align="start" style:justify-single-word="false"/>
      <style:text-properties officeooo:paragraph-rsid="004dd2ed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4dd2e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5070cc" officeooo:paragraph-rsid="004dd2ed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3b9465" officeooo:paragraph-rsid="004dd2ed" style:font-size-asian="12pt" style:font-weight-asian="bold" style:font-size-complex="12pt" style:font-weight-complex="bold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b2343" officeooo:paragraph-rsid="004dd2ed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c9c31" officeooo:paragraph-rsid="004dd2ed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c9c31" officeooo:paragraph-rsid="004dd2ed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29238" officeooo:paragraph-rsid="00529238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29238" officeooo:paragraph-rsid="00529238" style:font-size-asian="12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8db67" officeooo:paragraph-rsid="00529238" style:font-size-asian="12pt" style:font-weight-asian="normal" style:font-size-complex="12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8db67" officeooo:paragraph-rsid="004dd2ed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5a42c" officeooo:paragraph-rsid="004fd99d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weight="normal" officeooo:rsid="004b2343" officeooo:paragraph-rsid="004dd2ed" style:font-weight-asian="normal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officeooo:rsid="00529238" officeooo:paragraph-rsid="00529238"/>
    </style:style>
    <style:style style:name="P28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8940" officeooo:paragraph-rsid="004f8940" style:font-size-asian="12pt" style:font-weight-asian="normal" style:font-size-complex="12pt" style:font-weight-complex="normal"/>
    </style:style>
    <style:style style:name="P29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8940" officeooo:paragraph-rsid="004f8940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26edbf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1bf317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c9c31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1a13f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b2343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37c2e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48db67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5070cc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c9c31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4a5c48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f6f4c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b2343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style:font-size-asian="12pt" style:font-size-complex="12pt"/>
    </style:style>
    <style:style style:name="T21" style:family="text">
      <style:text-properties style:font-name="DejaVu Sans Condensed" fo:font-size="12pt" officeooo:rsid="0048db67" style:font-size-asian="12pt" style:font-size-complex="12pt"/>
    </style:style>
    <style:style style:name="T22" style:family="text">
      <style:text-properties style:font-name="DejaVu Sans Condensed" fo:font-size="12pt" officeooo:rsid="0051bf54" style:font-size-asian="12pt" style:font-size-complex="12pt"/>
    </style:style>
    <style:style style:name="T23" style:family="text">
      <style:text-properties style:font-name="DejaVu Sans Condensed" fo:font-size="12pt" officeooo:rsid="004f8940" style:font-size-asian="12pt" style:font-size-complex="12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4d8c4e" style:font-weight-asian="bold" style:font-weight-complex="bold"/>
    </style:style>
    <style:style style:name="T26" style:family="text">
      <style:text-properties officeooo:rsid="004c9c31"/>
    </style:style>
    <style:style style:name="T27" style:family="text">
      <style:text-properties officeooo:rsid="0053a4f3"/>
    </style:style>
    <style:style style:name="T28" style:family="text">
      <style:text-properties officeooo:rsid="004fd99d"/>
    </style:style>
    <style:style style:name="T29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1<text:span text:style-name="T29">xx</text:span> - Controls</text:p>
          </table:table-cell>
          <table:table-cell table:style-name="Table1.B1" office:value-type="string">
            <text:p text:style-name="P7">2xx - Ground</text:p>
          </table:table-cell>
          <table:table-cell table:style-name="Table1.B1" office:value-type="string">
            <text:p text:style-name="P7">3xx - Flight</text:p>
          </table:table-cell>
          <table:table-cell table:style-name="Table1.B1" office:value-type="string">
            <text:p text:style-name="P7">4xx - A2A</text:p>
          </table:table-cell>
          <table:table-cell table:style-name="Table1.E1" office:value-type="string">
            <text:p text:style-name="P7">5xx - A2G</text:p>
          </table:table-cell>
          <table:table-cell table:style-name="Table1.F1" office:value-type="string">
            <text:p text:style-name="P7">6xx - Misc</text:p>
          </table:table-cell>
        </table:table-row>
      </table:table>
      <text:p text:style-name="P9"><text:span text:style-name="T12">5</text:span><text:span text:style-name="T13">0</text:span><text:span text:style-name="T12">1</text:span><text:span text:style-name="T10"> - </text:span><text:span text:style-name="T8">A/G</text:span><text:span text:style-name="T9"> - </text:span><text:span text:style-name="T14">Gun, </text:span><text:span text:style-name="T11">Unguided Bombs, Rockets</text:span></text:p>
      <text:p text:style-name="P25"/>
      <text:p text:style-name="P5">Fence in (switches on lower left instrument panel):</text:p>
      <text:list text:style-name="L1">
        <text:list-item>
          <text:p text:style-name="P13"><text:span text:style-name="T8">M</text:span><text:span text:style-name="T15">ASTER ARM</text:span><text:span text:style-name="T3"> ... </text:span><text:span text:style-name="T15">ARM</text:span></text:p>
        </text:list-item>
        <text:list-item>
          <text:p text:style-name="P16">GUN PAC ... ARM</text:p>
        </text:list-item>
        <text:list-item>
          <text:p text:style-name="P16">LASER ... ARM</text:p>
        </text:list-item>
        <text:list-item>
          <text:p text:style-name="P17">TGP ... ARM</text:p>
        </text:list-item>
      </text:list>
      <text:p text:style-name="P1"/>
      <text:p text:style-name="P8"><text:span text:style-name="T14">Gun -- GAU-8/A 30 mm with 11</text:span><text:span text:style-name="T17">5</text:span><text:span text:style-name="T14">0 rounds</text:span></text:p>
      <text:list text:style-name="L2">
        <text:list-item>
          <text:p text:style-name="P26"><text:span text:style-name="T21">C</text:span><text:span text:style-name="T20">ombat Mix (CM) load is 5 rounds API, 1 round HEI. <text:s/>HEI load is all HEI.</text:span></text:p>
        </text:list-item>
      </text:list>
      <text:list xml:id="list3721740959" text:style-name="L3">
        <text:list-item>
          <text:p text:style-name="P18"><text:span text:style-name="T24">GUN PAC</text:span> switch ... <text:span text:style-name="T24">ARM</text:span> to use PAC<text:span text:style-name="T26"> (recommended)</text:span>, <text:span text:style-name="T24">GUNARM</text:span> to not use PAC (left instrument panel)</text:p>
        </text:list-item>
        <text:list-item>
          <text:p text:style-name="P19">Set <text:span text:style-name="T24">SOI to HUD</text:span> with <text:span text:style-name="T24">Coolie Hat up short</text:span> (<text:span text:style-name="T24">Dish Hat up short)</text:span>.</text:p>
        </text:list-item>
        <text:list-item>
          <text:p text:style-name="P18">Press <text:span text:style-name="T24">Master Mode Control Button</text:span> (<text:span text:style-name="T24">Lower Gray Button</text:span>) to cycle HUD mode to <text:span text:style-name="T24">GUNS</text:span>.<text:span text:style-name="T26"> <text:s/>Mode is shown in the middle of the HUD.</text:span></text:p>
        </text:list-item>
      </text:list>
      <text:list text:style-name="L4">
        <text:list-item>
          <text:list>
            <text:list-item>
              <text:p text:style-name="P14"><text:span text:style-name="T4">When </text:span><text:span text:style-name="T16">HUD is SOI</text:span><text:span text:style-name="T4">, c</text:span><text:span text:style-name="T6">hange gun pipper mode with </text:span><text:span text:style-name="T18">DMS</text:span><text:span text:style-name="T19"> left/right</text:span><text:span text:style-name="T6"> (</text:span><text:span text:style-name="T18">Middle Finger </text:span><text:span text:style-name="T19">Hat left/right</text:span><text:span text:style-name="T6">). <text:s/>The default reticle (a</text:span><text:span text:style-name="T7"> floating</text:span><text:span text:style-name="T6"> </text:span><text:span text:style-name="T19">double ring</text:span><text:span text:style-name="T6">, where the </text:span><text:span text:style-name="T4">inner</text:span><text:span text:style-name="T6"> ring unwinds with range) is the most accurate.</text:span></text:p>
            </text:list-item>
          </text:list>
        </text:list-item>
      </text:list>
      <text:list xml:id="list201714862115507" text:continue-list="list3721740959" text:style-name="L3">
        <text:list-item>
          <text:p text:style-name="P21">Set CCIP target elevation to DTS (Digital Terrain System):</text:p>
          <text:list>
            <text:list-item>
              <text:p text:style-name="P21">On UFC, DATA rocker to make elevation field flash.</text:p>
            </text:list-item>
            <text:list-item>
              <text:p text:style-name="P21">SELECT rocker to set elevation to DTS.</text:p>
            </text:list-item>
            <text:list-item>
              <text:p text:style-name="P21">ENT to confirm selection.<text:tab/></text:p>
            </text:list-item>
          </text:list>
        </text:list-item>
        <text:list-item>
          <text:p text:style-name="P18">CCIP pipper shows gun aiming point<text:span text:style-name="T26">:</text:span></text:p>
          <text:list>
            <text:list-item>
              <text:p text:style-name="P18"><text:span text:style-name="T24">Upper dot</text:span> in the pipper is <text:span text:style-name="T24">AP round</text:span> impact point, <text:span text:style-name="T24">lower dot</text:span> is <text:span text:style-name="T24">HE round</text:span> impact point.</text:p>
            </text:list-item>
            <text:list-item>
              <text:p text:style-name="P19">Small <text:span text:style-name="T24">vertical bars</text:span> inside the CCIP ring are for leading a target moving 20 kts at 90 degrees aspect.</text:p>
            </text:list-item>
            <text:list-item>
              <text:p text:style-name="P19">When <text:span text:style-name="T24">inner ring</text:span> starts unwinding, target is at 12,000 ft, then 9 o'clock is 9,000 ft, 6 o'clock is 6,000 ft, 3 o'clock is 3,000 ft.</text:p>
            </text:list-item>
            <text:list-item>
              <text:p text:style-name="P19"><text:span text:style-name="T24">Range in nmi</text:span> is shown under the pipper.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20">Tanks: 0.5 to 0.8 nmi and rear aspect or steep dive if possible</text:p>
                </text:list-item>
                <text:list-item>
                  <text:p text:style-name="P20">Light armor: 1.2 nmi</text:p>
                </text:list-item>
                <text:list-item>
                  <text:p text:style-name="P20">Unarmored: 1.5 nmi</text:p>
                </text:list-item>
              </text:list>
            </text:list-item>
          </text:list>
        </text:list-item>
      </text:list>
      <text:list xml:id="list201714560893849" text:continue-list="list201714862115507" text:style-name="L3">
        <text:list-item>
          <text:p text:style-name="P19"><text:span text:style-name="T24">Trim for level flight</text:span> for best results.</text:p>
        </text:list-item>
        <text:list-item>
          <text:p text:style-name="P19">Put the pipper on the target and <text:span text:style-name="T24">hold Trigger 1st Stage</text:span> to activate <text:span text:style-name="T24">PAC 1 stabilization</text:span>. <text:s/>Pipper will be stabilized on the target and pitch sensitivity will be decreased.</text:p>
        </text:list-item>
        <text:list-item>
          <text:p text:style-name="P15"><text:span text:style-name="T4">When pipper is exactly on target, press </text:span><text:span text:style-name="T16">Trigger 2nd Stage</text:span><text:span text:style-name="T4"> to </text:span><text:span text:style-name="T5">BRRRRT</text:span><text:span text:style-name="T4">. <text:s/></text:span><text:span text:style-name="T16">PAC 2 stabilization</text:span><text:span text:style-name="T4"> will keep pipper pointed at the target and automatically compensate for recoil.</text:span></text:p>
        </text:list-item>
      </text:list>
      <text:p text:style-name="P2"/>
      <text:p text:style-name="P4">CCIP bombing</text:p>
      <text:list text:style-name="L6">
        <text:list-item>
          <text:p text:style-name="P27"><text:span text:style-name="T2">S</text:span><text:span text:style-name="T1">elect DSMS profile:</text:span></text:p>
          <text:list>
            <text:list-item>
              <text:p text:style-name="P23">Press <text:span text:style-name="T24">Coolie Hat up short</text:span> (<text:span text:style-name="T24">Dish Hat up short</text:span>) to set <text:span text:style-name="T24">SOI to HUD</text:span>.</text:p>
            </text:list-item>
            <text:list-item>
              <text:p text:style-name="P22">Cycle weapon profiles with DMS (Middle Finger Hat) left/right.</text:p>
            </text:list-item>
          </text:list>
        </text:list-item>
        <text:list-item>
          <text:p text:style-name="P23">Press <text:span text:style-name="T24">Master Mode </text:span><text:span text:style-name="T25">Control B</text:span><text:span text:style-name="T24">utton</text:span> (<text:span text:style-name="T24">Lower Gray Button</text:span>) until <text:span text:style-name="T24">CCIP</text:span> shows in HUD.</text:p>
        </text:list-item>
        <text:list-item>
          <text:p text:style-name="P22">Set CCIP target elevation to DTS (Digital Terrain System):</text:p>
          <text:list>
            <text:list-item>
              <text:p text:style-name="P22">On UFC, DATA rocker to make elevation field flash.</text:p>
            </text:list-item>
            <text:list-item>
              <text:p text:style-name="P22">SELECT rocker to set elevation to DTS.</text:p>
            </text:list-item>
            <text:list-item>
              <text:p text:style-name="P22">ENT to confirm selection.<text:tab/></text:p>
            </text:list-item>
          </text:list>
        </text:list-item>
        <text:list-item>
          <text:p text:style-name="P24">Put the thing on the thing and press the <text:span text:style-name="T24">Red Button</text:span><text:span text:style-name="T27">.</text:span></text:p>
        </text:list-item>
        <text:list-item>
          <text:p text:style-name="P24">There is also a way to set up CCIP-&gt;CCRP release, using the IFFCC switch and a menu that appears in the HUD, see Chuck's.</text:p>
        </text:list-item>
      </text:list>
      <text:p text:style-name="P3"/>
      <text:p text:style-name="P12"><text:span text:style-name="T22">CCRP bombing -- </text:span><text:span text:style-name="T23">WIP</text:span></text:p>
      <text:list text:style-name="L7">
        <text:list-item>
          <text:p text:style-name="P28">Designate a target and set SPI to the target.</text:p>
        </text:list-item>
        <text:list-item>
          <text:p text:style-name="P28">Press Lower Gray Button to cycle HUD to CCRP mode.</text:p>
        </text:list-item>
        <text:list-item>
          <text:p text:style-name="P28">The bomb fall line will have a small circle at the top. <text:s/>When you get close to the drop point (about 20 seconds, and probably a mile or two depending on altitude and speed), the circle will get a countdown next to it.</text:p>
        </text:list-item>
        <text:list-item>
          <text:p text:style-name="P28">As the countdown decreases, the small circle will start dropping down the bomb fall line. <text:s/>Press and hold Red Button, bomb releases when the small circle reaches the large pipper (not the velocity vector).</text:p>
        </text:list-item>
      </text:list>
      <text:p text:style-name="P10"/>
      <text:p text:style-name="P11">Rockets -- TODO</text:p>
      <text:list text:style-name="L8">
        <text:list-item>
          <text:p text:style-name="P29">Basically, follow steps above for CCIP bombing, but select rockets instea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5-02-12T20:17:14.193000000</dc:date>
    <meta:editing-duration>PT12H18M20S</meta:editing-duration>
    <meta:editing-cycles>53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1" meta:word-count="604" meta:character-count="3114" meta:non-whitespace-character-count="2591"/>
  </office:meta>
</office:document-meta>
</file>